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b618c" officeooo:paragraph-rsid="000b618c"/>
    </style:style>
    <style:style style:name="P2" style:family="paragraph" style:parent-style-name="Heading_20_3">
      <style:text-properties officeooo:paragraph-rsid="000b618c"/>
    </style:style>
    <style:style style:name="P3" style:family="paragraph" style:parent-style-name="Standard">
      <style:paragraph-properties fo:margin-top="0cm" fo:margin-bottom="0.499cm" style:contextual-spacing="false"/>
      <style:text-properties officeooo:paragraph-rsid="000b618c"/>
    </style:style>
    <style:style style:name="P4" style:family="paragraph" style:parent-style-name="Standard">
      <style:text-properties officeooo:rsid="000b618c" officeooo:paragraph-rsid="000b618c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officeooo:rsid="000b618c" officeooo:paragraph-rsid="000b618c"/>
    </style:style>
    <style:style style:name="P9" style:family="paragraph" style:parent-style-name="Text_20_body" style:list-style-name="L4"/>
    <style:style style:name="P10" style:family="paragraph" style:parent-style-name="Text_20_body">
      <style:text-properties officeooo:paragraph-rsid="000b618c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0b618c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text-properties officeooo:paragraph-rsid="000b618c"/>
    </style:style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7">
      <style:text-properties officeooo:paragraph-rsid="000b618c"/>
    </style:style>
    <style:style style:name="P29" style:family="paragraph" style:parent-style-name="Text_20_body" style:list-style-name="L18"/>
    <style:style style:name="P30" style:family="paragraph" style:parent-style-name="Text_20_body" style:list-style-name="L18">
      <style:text-properties officeooo:paragraph-rsid="000b618c"/>
    </style:style>
    <style:style style:name="P31" style:family="paragraph" style:parent-style-name="Text_20_body" style:list-style-name="L22"/>
    <style:style style:name="T1" style:family="text">
      <style:text-properties officeooo:rsid="000b61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s de clase:<text:line-break/></text:span><text:line-break/>Mirá este ejercicio: </text:p>
      <text:p text:style-name="P3">p: la computacion es facil q: </text:p>
      <text:p text:style-name="P3">Los programadores deben saber computación. </text:p>
      <text:p text:style-name="P3">a) p ∧ q b) n (p ∨ nq) Traducir</text:p>
      <text:h text:style-name="Heading_20_6" text:outline-level="6">ChatGPT Plus</text:h>
      <text:p text:style-name="Text_20_body">¡Perfecto! Vamos a traducir las proposiciones compuestas a lenguaje natural:</text:p>
      <text:p text:style-name="Horizontal_20_Line"/>
      <text:h text:style-name="Heading_20_3" text:outline-level="3">Dados:</text:h>
      <text:list text:style-name="L1">
        <text:list-item>
          <text:p text:style-name="P5"><text:span text:style-name="Strong_20_Emphasis">p:</text:span> La computación es fácil.</text:p>
        </text:list-item>
        <text:list-item>
          <text:p text:style-name="P5"><text:span text:style-name="Strong_20_Emphasis">q:</text:span> Los programadores deben saber computación.</text:p>
        </text:list-item>
      </text:list>
      <text:p text:style-name="Horizontal_20_Line"/>
      <text:h text:style-name="Heading_20_3" text:outline-level="3">a) <text:span text:style-name="Strong_20_Emphasis">p ∧ q</text:span></text:h>
      <text:p text:style-name="Text_20_body">Esto es una <text:span text:style-name="Strong_20_Emphasis">conjunción</text:span>: ambas proposiciones son verdaderas al mismo tiempo.</text:p>
      <text:p text:style-name="Text_20_body">🟢 Traducción:<text:line-break/><text:span text:style-name="Strong_20_Emphasis">"La computación es fácil y los programadores deben saber computación."</text:span></text:p>
      <text:p text:style-name="Horizontal_20_Line"/>
      <text:h text:style-name="Heading_20_3" text:outline-level="3">b) <text:span text:style-name="Strong_20_Emphasis">¬(p ∨ ¬q)</text:span></text:h>
      <text:p text:style-name="Text_20_body">Primero veamos la estructura:</text:p>
      <text:list text:style-name="L2">
        <text:list-item>
          <text:p text:style-name="P6"><text:span text:style-name="Strong_20_Emphasis">¬</text:span>: negación</text:p>
        </text:list-item>
        <text:list-item>
          <text:p text:style-name="P6"><text:span text:style-name="Strong_20_Emphasis">p ∨ ¬q</text:span>: disyunción entre "la computación es fácil" y "los programadores <text:span text:style-name="Emphasis">no</text:span> deben saber computación"</text:p>
        </text:list-item>
        <text:list-item>
          <text:p text:style-name="P6">Entonces <text:span text:style-name="Strong_20_Emphasis">¬(p ∨ ¬q)</text:span> es la negación de todo eso.</text:p>
        </text:list-item>
      </text:list>
      <text:p text:style-name="Text_20_body">Podemos traducirlo paso a paso:</text:p>
      <text:list text:style-name="L3">
        <text:list-item>
          <text:p text:style-name="P7"><text:span text:style-name="Strong_20_Emphasis">p ∨ ¬q</text:span> → “La computación es fácil o los programadores <text:span text:style-name="Emphasis">no</text:span> deben saber computación”</text:p>
        </text:list-item>
        <text:list-item>
          <text:p text:style-name="P7"><text:span text:style-name="Strong_20_Emphasis">¬(p ∨ ¬q)</text:span> → “<text:span text:style-name="Strong_20_Emphasis">No</text:span> es cierto que la computación sea fácil o que los programadores no deban saber computación”</text:p>
        </text:list-item>
      </text:list>
      <text:p text:style-name="Text_20_body">🟡 Traducción:<text:line-break/><text:span text:style-name="Strong_20_Emphasis">"No es cierto que la computación sea fácil o que los programadores no deban saber computación."</text:span></text:p>
      <text:p text:style-name="Text_20_body">También puede decirse como:<text:line-break/><text:span text:style-name="Strong_20_Emphasis">"La computación no es fácil y los programadores deben saber computación."</text:span><text:line-break/></text:p>
      <text:p text:style-name="P10"><text:soft-page-break/><text:span text:style-name="T1">Anotaciones sobre el ejercicio:<text:line-break/></text:span><text:span text:style-name="Strong_20_Emphasis">¿Usar "n" o el símbolo ¬ para negar?</text:span></text:p>
      <text:p text:style-name="Text_20_body">✅ <text:span text:style-name="Strong_20_Emphasis">Lo ideal</text:span> en lógica es usar <text:span text:style-name="Strong_20_Emphasis">¬</text:span> porque es el símbolo estándar de negación.<text:line-break/>Pero si estás escribiendo a mano, en un examen o sin símbolos disponibles, <text:span text:style-name="Strong_20_Emphasis">poner "n" o "no"</text:span> es aceptado mientras quede claro qué estás negando.</text:p>
      <text:p text:style-name="Text_20_body">📌 Ejemplo:</text:p>
      <text:list text:style-name="L4">
        <text:list-item>
          <text:p text:style-name="P9">Formal: ¬p</text:p>
        </text:list-item>
        <text:list-item>
          <text:p text:style-name="P9">Alternativo: n(p) o simplemente "no p"</text:p>
        </text:list-item>
      </text:list>
      <text:p text:style-name="Text_20_body"><text:span text:style-name="Strong_20_Emphasis">Conclusión:</text:span> Usá ¬ si podés, pero "n" está bien para practicar o anotar rápido.</text:p>
      <text:h text:style-name="P1" text:outline-level="3">✅ <text:span text:style-name="Strong_20_Emphasis">Doble negación real (que se anula):</text:span></text:h>
      <text:p text:style-name="Text_20_body"><text:span text:style-name="Strong_20_Emphasis">Ejemplo:</text:span></text:p>
      <text:p text:style-name="Text_20_body">¬(¬q) </text:p>
      <text:p text:style-name="Text_20_body">👉 Acá <text:span text:style-name="Strong_20_Emphasis">la proposición q está negada dos veces seguidas</text:span>, por lo tanto:</text:p>
      <text:p text:style-name="P12">¬(¬q)≡q </text:p>
      <text:p text:style-name="Horizontal_20_Line"/>
      <text:h text:style-name="Heading_20_3" text:outline-level="3">❌ <text:span text:style-name="Strong_20_Emphasis">No es doble negación (q no se anula):</text:span></text:h>
      <text:p text:style-name="Text_20_body"><text:span text:style-name="Strong_20_Emphasis">Ejemplo:</text:span></text:p>
      <text:p text:style-name="Text_20_body">¬(p∨¬q) ) </text:p>
      <text:p text:style-name="Text_20_body">👉 Acá:</text:p>
      <text:list text:style-name="L5">
        <text:list-item>
          <text:p text:style-name="P13">q <text:span text:style-name="Strong_20_Emphasis">está negada una vez</text:span> dentro del paréntesis: ¬q</text:p>
        </text:list-item>
        <text:list-item>
          <text:p text:style-name="P13">Todo el paréntesis está negado una vez: ¬(...)</text:p>
        </text:list-item>
      </text:list>
      <text:p text:style-name="Text_20_body">Entonces, <text:span text:style-name="Strong_20_Emphasis">q solo está negada una vez</text:span>, no se anula.<text:line-break/>No se puede decir que hay doble negación sobre q, porque <text:span text:style-name="Strong_20_Emphasis">la negación externa aplica al conjunto</text:span> (p ∨ ¬q), no sólo a q.</text:p>
      <text:p text:style-name="Horizontal_20_Line"/>
      <text:h text:style-name="Heading_20_3" text:outline-level="3">¿Cuándo sí sería doble negación de q dentro del paréntesis?</text:h>
      <text:p text:style-name="Text_20_body"><text:span text:style-name="Strong_20_Emphasis">Ejemplo:</text:span></text:p>
      <text:p text:style-name="Text_20_body">¬(p∨¬(¬q)) </text:p>
      <text:p text:style-name="Text_20_body">En este caso, <text:span text:style-name="Strong_20_Emphasis">q sí está doblemente negada</text:span>:<text:line-break/>¬(¬q), entonces: </text:p>
      <text:p text:style-name="P20">¬(p∨q) </text:p>
      <text:p text:style-name="Horizontal_20_Line"/>
      <text:p text:style-name="Text_20_body"><text:soft-page-break/>📌 <text:span text:style-name="Strong_20_Emphasis">Resumen corto:</text:span><text:line-break/>→ Hay doble negación de q <text:span text:style-name="Strong_20_Emphasis">solo si ves dos negaciones juntas directamente sobre q</text:span>.<text:line-break/>→ Si una está sobre q y la otra está en todo el paréntesis, <text:span text:style-name="Strong_20_Emphasis">no cuenta como doble negación de q</text:span>.</text:p>
      <text:p text:style-name="P8"/>
      <text:p text:style-name="P4">Rosa obtiene el puesto de supervisor y trabaja mucho </text:p>
      <text:p text:style-name="P4">Pero rosa no obtuvo un aumento </text:p>
      <text:p text:style-name="P4">Buscar las proposiciones y ponerlo en estructura</text:p>
      <text:h text:style-name="Heading_20_6" text:outline-level="6">ChatGPT Plus</text:h>
      <text:p text:style-name="Text_20_body">¡Perfecto! Vamos a armar las <text:span text:style-name="Strong_20_Emphasis">proposiciones lógicas</text:span> y luego la <text:span text:style-name="Strong_20_Emphasis">estructura formal</text:span> paso a paso.</text:p>
      <text:p text:style-name="Horizontal_20_Line"/>
      <text:h text:style-name="Heading_20_3" text:outline-level="3">✅ <text:span text:style-name="Strong_20_Emphasis">1. Identificamos las proposiciones simples:</text:span></text:h>
      <text:p text:style-name="Text_20_body">Vamos a tomar cada parte como una proposición:</text:p>
      <text:list text:style-name="L6">
        <text:list-item>
          <text:p text:style-name="P14"><text:span text:style-name="Strong_20_Emphasis">p</text:span>: <text:span text:style-name="Emphasis">Rosa obtiene el puesto de supervisor</text:span></text:p>
        </text:list-item>
        <text:list-item>
          <text:p text:style-name="P14"><text:span text:style-name="Strong_20_Emphasis">q</text:span>: <text:span text:style-name="Emphasis">Rosa trabaja mucho</text:span></text:p>
        </text:list-item>
        <text:list-item>
          <text:p text:style-name="P14"><text:span text:style-name="Strong_20_Emphasis">r</text:span>: <text:span text:style-name="Emphasis">Rosa obtuvo un aumento</text:span></text:p>
        </text:list-item>
      </text:list>
      <text:p text:style-name="Horizontal_20_Line"/>
      <text:h text:style-name="Heading_20_3" text:outline-level="3">✅ <text:span text:style-name="Strong_20_Emphasis">2. Frases compuestas (en lenguaje natural):</text:span></text:h>
      <text:list text:style-name="L7">
        <text:list-item>
          <text:p text:style-name="P16">"Rosa obtiene el puesto de supervisor <text:span text:style-name="Strong_20_Emphasis">y</text:span> trabaja mucho" →<text:line-break/>Se traduce como:</text:p>
          <text:p text:style-name="P16">p∧q </text:p>
        </text:list-item>
        <text:list-item>
          <text:p text:style-name="P15">"Pero Rosa no obtuvo un aumento" →<text:line-break/>El “pero” se traduce lógicamente como <text:span text:style-name="Strong_20_Emphasis">“y”</text:span>, y “no obtuvo un aumento” es la negación de r:</text:p>
          <text:p text:style-name="P15">¬r </text:p>
        </text:list-item>
      </text:list>
      <text:p text:style-name="Horizontal_20_Line"/>
      <text:h text:style-name="Heading_20_3" text:outline-level="3">✅ <text:span text:style-name="Strong_20_Emphasis">3. Proposición lógica completa:</text:span></text:h>
      <text:p text:style-name="Text_20_body">Unimos todo:</text:p>
      <text:p text:style-name="P12">(p∧q)∧¬r </text:p>
      <text:p text:style-name="P12"/>
      <text:p text:style-name="P11"><text:span text:style-name="T1">Anotaciones sobre el ejercicio:<text:line-break/></text:span><text:span text:style-name="Strong_20_Emphasis">Cuando identificamos las proposiciones simples (p, q, r, etc.)</text:span>, <text:span text:style-name="Strong_20_Emphasis">siempre las escribimos en afirmativo</text:span>, aunque en el texto original estén negadas.</text:p>
      <text:p text:style-name="Text_20_body">Por ejemplo:</text:p>
      <text:list text:style-name="L9">
        <text:list-item>
          <text:p text:style-name="P17">El texto dice: <text:span text:style-name="Emphasis">"Rosa no obtuvo un aumento"</text:span></text:p>
        </text:list-item>
        <text:list-item>
          <text:p text:style-name="P17">Entonces definimos:<text:line-break/><text:span text:style-name="Strong_20_Emphasis">r</text:span>: <text:span text:style-name="Emphasis">Rosa obtuvo un aumento</text:span> (en afirmativo)</text:p>
        </text:list-item>
      </text:list>
      <text:list text:style-name="L10">
        <text:list-item>
          <text:p text:style-name="P18"><text:soft-page-break/><text:span text:style-name="Strong_20_Emphasis">Después</text:span>, cuando armamos la fórmula lógica, ahí sí reflejamos exactamente lo que dice el texto original.<text:line-break/>En este caso, como el texto dice <text:span text:style-name="Emphasis">"no obtuvo un aumento"</text:span>, usamos la <text:span text:style-name="Strong_20_Emphasis">negación</text:span> de r:</text:p>
        </text:list-item>
      </text:list>
      <text:p text:style-name="P19">¬r </text:p>
      <text:p text:style-name="P8">Hagamos otro ejercicio: </text:p>
      <text:p text:style-name="P8">Si hay verdadera democracia entonces no hay detenciones arbitrarias ni violaciones a los derechos humanos </text:p>
      <text:h text:style-name="Heading_20_3" text:outline-level="3">Paso 1: Identificar proposiciones simples en afirmativo</text:h>
      <text:list text:style-name="L11">
        <text:list-item>
          <text:p text:style-name="P21"><text:span text:style-name="Strong_20_Emphasis">p</text:span>: Hay verdadera democracia</text:p>
        </text:list-item>
        <text:list-item>
          <text:p text:style-name="P21"><text:span text:style-name="Strong_20_Emphasis">q</text:span>: Hay detenciones arbitrarias</text:p>
        </text:list-item>
        <text:list-item>
          <text:p text:style-name="P21"><text:span text:style-name="Strong_20_Emphasis">r</text:span>: Hay violaciones a los derechos humanos</text:p>
        </text:list-item>
      </text:list>
      <text:h text:style-name="Heading_20_3" text:outline-level="3">Paso 2: Traducir a lenguaje lógico</text:h>
      <text:p text:style-name="Text_20_body">El enunciado dice:</text:p>
      <text:p text:style-name="Quotations">"Si hay verdadera democracia, entonces no hay detenciones arbitrarias <text:span text:style-name="Strong_20_Emphasis">ni</text:span> violaciones a los derechos humanos."</text:p>
      <text:list text:style-name="L12">
        <text:list-item>
          <text:p text:style-name="P22">La palabra <text:span text:style-name="Strong_20_Emphasis">"si... entonces"</text:span> indica una <text:span text:style-name="Strong_20_Emphasis">implicación</text:span> → p→algo</text:p>
        </text:list-item>
        <text:list-item>
          <text:p text:style-name="P22">"No hay detenciones arbitrarias" → ¬q</text:p>
        </text:list-item>
        <text:list-item>
          <text:p text:style-name="P22">"Ni violaciones..." → ¬r</text:p>
        </text:list-item>
        <text:list-item>
          <text:p text:style-name="P22">El "ni" en lógica se traduce como una <text:span text:style-name="Strong_20_Emphasis">conjunción</text:span> de negaciones:<text:line-break/>¬q∧¬r</text:p>
        </text:list-item>
      </text:list>
      <text:p text:style-name="Text_20_body">Entonces:</text:p>
      <text:p text:style-name="Text_20_body">p→(¬q∧¬r)</text:p>
      <text:p text:style-name="P10"/>
      <text:p text:style-name="P10"><text:span text:style-name="T1">Anotacion del ejercicio: </text:span></text:p>
      <text:p text:style-name="Text_20_body">Se usan paréntesis para asegurarse de que se entienda que <text:span text:style-name="Strong_20_Emphasis">toda la parte</text:span> "no hay detenciones arbitrarias ni violaciones" está <text:span text:style-name="Strong_20_Emphasis">junta</text:span>, y que todo eso depende de que haya democracia.</text:p>
      <text:p text:style-name="P8"/>
      <text:p text:style-name="P8">Siguiente ejercicio: Prefiero ir de vacaciones o estar sin hacer nada si tengo tiempo y no tengo que ir a trabajar </text:p>
      <text:h text:style-name="P1" text:outline-level="3">1. Identificamos las ideas simples (proposiciones)</text:h>
      <text:p text:style-name="Text_20_body">Estas son las partes que pueden ser <text:span text:style-name="Strong_20_Emphasis">verdaderas o falsas</text:span> por sí solas:</text:p>
      <text:list text:style-name="L13">
        <text:list-item>
          <text:p text:style-name="P23"><text:span text:style-name="Strong_20_Emphasis">p</text:span>: Prefiero ir de vacaciones</text:p>
        </text:list-item>
        <text:list-item>
          <text:p text:style-name="P23"><text:span text:style-name="Strong_20_Emphasis">q</text:span>: Prefiero estar sin hacer nada</text:p>
        </text:list-item>
        <text:list-item>
          <text:p text:style-name="P23"><text:soft-page-break/><text:span text:style-name="Strong_20_Emphasis">r</text:span>: Tengo tiempo</text:p>
        </text:list-item>
        <text:list-item>
          <text:p text:style-name="P23"><text:span text:style-name="Strong_20_Emphasis">s</text:span>: Tengo que ir a trabajar</text:p>
        </text:list-item>
      </text:list>
      <text:p text:style-name="Horizontal_20_Line"/>
      <text:h text:style-name="Heading_20_3" text:outline-level="3">🧠 2. Leemos con atención la oración original:</text:h>
      <text:p text:style-name="Quotations"><text:span text:style-name="Strong_20_Emphasis">"Prefiero ir de vacaciones o estar sin hacer nada si tengo tiempo y no tengo que ir a trabajar"</text:span></text:p>
      <text:p text:style-name="Text_20_body">Acá está la palabra clave: <text:span text:style-name="Strong_20_Emphasis">“si”</text:span>, que nos indica que estamos frente a una <text:span text:style-name="Strong_20_Emphasis">condicional</text:span>.</text:p>
      <text:p text:style-name="Text_20_body">En lógica, cuando se dice:</text:p>
      <text:p text:style-name="Quotations"><text:span text:style-name="Strong_20_Emphasis">"Si A, entonces B"</text:span></text:p>
      <text:p text:style-name="Text_20_body">Se escribe como:</text:p>
      <text:p text:style-name="P12">A→B</text:p>
      <text:p text:style-name="Horizontal_20_Line"/>
      <text:h text:style-name="Heading_20_3" text:outline-level="3">📌 3. Armamos la estructura lógica:</text:h>
      <text:h text:style-name="Heading_20_4" text:outline-level="4">Parte del “si…”:</text:h>
      <text:p text:style-name="Quotations">"Si tengo tiempo y no tengo que ir a trabajar"</text:p>
      <text:p text:style-name="Text_20_body">Eso significa:</text:p>
      <text:list text:style-name="L14">
        <text:list-item>
          <text:p text:style-name="P24">Tengo tiempo → <text:span text:style-name="Strong_20_Emphasis">r</text:span></text:p>
        </text:list-item>
        <text:list-item>
          <text:p text:style-name="P24">No tengo que ir a trabajar → eso es la negación de <text:span text:style-name="Strong_20_Emphasis">s</text:span>, o sea: <text:span text:style-name="Strong_20_Emphasis">¬s</text:span></text:p>
        </text:list-item>
      </text:list>
      <text:p text:style-name="Text_20_body">Ambas cosas tienen que pasar, por lo tanto es una conjunción:</text:p>
      <text:p text:style-name="P12">r∧¬s</text:p>
      <text:p text:style-name="Horizontal_20_Line"/>
      <text:h text:style-name="Heading_20_4" text:outline-level="4">Parte del “entonces…”:</text:h>
      <text:p text:style-name="Quotations">“...entonces prefiero ir de vacaciones o estar sin hacer nada”</text:p>
      <text:list text:style-name="L15">
        <text:list-item>
          <text:p text:style-name="P25">Prefiero ir de vacaciones → <text:span text:style-name="Strong_20_Emphasis">p</text:span></text:p>
        </text:list-item>
        <text:list-item>
          <text:p text:style-name="P25">Prefiero estar sin hacer nada → <text:span text:style-name="Strong_20_Emphasis">q</text:span></text:p>
        </text:list-item>
      </text:list>
      <text:p text:style-name="Text_20_body">Y como dice “<text:span text:style-name="Strong_20_Emphasis">o</text:span>”, eso es una disyunción:</text:p>
      <text:p text:style-name="P12">p∨q</text:p>
      <text:p text:style-name="Horizontal_20_Line"/>
      <text:h text:style-name="Heading_20_3" text:outline-level="3">✅ 4. Combinamos todo:</text:h>
      <text:p text:style-name="Text_20_body">(r∧¬s)→(p∨q)</text:p>
      <text:p text:style-name="Text_20_body">Que se lee como:</text:p>
      <text:p text:style-name="Quotations"><text:soft-page-break/>“Si tengo tiempo y no tengo que ir a trabajar, entonces prefiero ir de vacaciones o estar sin hacer nada.”</text:p>
      <text:p text:style-name="P8"/>
      <text:p text:style-name="P8">Tabla de verdad (ejemplo de clasE)</text:p>
      <text:p text:style-name="P8">(p∨q)∧¬p </text:p>
      <text:h text:style-name="P1" text:outline-level="3">Paso 1: Identificamos las variables</text:h>
      <text:p text:style-name="Text_20_body">Las proposiciones simples son:</text:p>
      <text:list text:style-name="L16">
        <text:list-item>
          <text:p text:style-name="P26"><text:span text:style-name="Strong_20_Emphasis">p</text:span></text:p>
        </text:list-item>
        <text:list-item>
          <text:p text:style-name="P26"><text:span text:style-name="Strong_20_Emphasis">q</text:span></text:p>
        </text:list-item>
      </text:list>
      <text:p text:style-name="P10">Entonces, hay 2<text:span text:style-name="T1">(elevado a la 2) </text:span>= 4 combinaciones posibles de valores de verdad. <text:span text:style-name="T1">Osea <text:s/>vamos a hacer 4 filas.</text:span></text:p>
      <text:p text:style-name="P10"/>
      <text:h text:style-name="P2" text:outline-level="3"><text:span text:style-name="T1">ANOTACION:<text:line-break/></text:span>✅ <text:span text:style-name="Strong_20_Emphasis">Orden para armar columnas en una tabla de verdad:</text:span></text:h>
      <text:list text:style-name="L22">
        <text:list-item>
          <text:p text:style-name="P31"><text:span text:style-name="Strong_20_Emphasis">Valores de las proposiciones simples:</text:span></text:p>
          <text:list>
            <text:list-item>
              <text:p text:style-name="P31">Primero ppp</text:p>
            </text:list-item>
            <text:list-item>
              <text:p text:style-name="P31">Luego qqq</text:p>
            </text:list-item>
            <text:list-item>
              <text:p text:style-name="P31">(Si hay más proposiciones como rrr, siguen después)</text:p>
            </text:list-item>
          </text:list>
        </text:list-item>
        <text:list-item>
          <text:p text:style-name="P31"><text:span text:style-name="Strong_20_Emphasis">Proposiciones dentro de paréntesis</text:span></text:p>
          <text:list>
            <text:list-item>
              <text:p text:style-name="P31">Se resuelven primero (según prioridad)</text:p>
            </text:list-item>
          </text:list>
        </text:list-item>
        <text:list-item>
          <text:p text:style-name="P31"><text:span text:style-name="Strong_20_Emphasis">Negaciones (¬)</text:span></text:p>
          <text:list>
            <text:list-item>
              <text:p text:style-name="P31">Se aplican a proposiciones simples o compuestas</text:p>
            </text:list-item>
          </text:list>
        </text:list-item>
        <text:list-item>
          <text:p text:style-name="P31"><text:span text:style-name="Strong_20_Emphasis">Conectores ∧ (y), ∨ (o):</text:span></text:p>
          <text:list>
            <text:list-item>
              <text:p text:style-name="P31">Se resuelven después de las negaciones y paréntesis</text:p>
            </text:list-item>
          </text:list>
        </text:list-item>
        <text:list-item>
          <text:p text:style-name="P31"><text:span text:style-name="Strong_20_Emphasis">Condicional (→)</text:span></text:p>
          <text:list>
            <text:list-item>
              <text:p text:style-name="P31">Viene después de los conectores básicos</text:p>
            </text:list-item>
          </text:list>
        </text:list-item>
        <text:list-item>
          <text:p text:style-name="P31"><text:span text:style-name="Strong_20_Emphasis">Bicondicional (↔)</text:span></text:p>
          <text:list>
            <text:list-item>
              <text:p text:style-name="P31">Se evalúa al final (compara si ambas proposiciones tienen el mismo valor)</text:p>
            </text:list-item>
          </text:list>
        </text:list-item>
      </text:list>
      <text:p text:style-name="P8"/>
      <text:h text:style-name="P2" text:outline-level="3">Paso 2: Armar las columnas necesarias</text:h>
      <text:p text:style-name="Text_20_body">Las columnas que necesitás dependen de los pasos intermedios para llegar a la expresión final. En este caso:</text:p>
      <text:list text:style-name="L17">
        <text:list-item>
          <text:p text:style-name="P27"><text:soft-page-break/><text:span text:style-name="Strong_20_Emphasis">p</text:span></text:p>
        </text:list-item>
        <text:list-item>
          <text:p text:style-name="P27"><text:span text:style-name="Strong_20_Emphasis">q</text:span></text:p>
        </text:list-item>
        <text:list-item>
          <text:p text:style-name="P28"><text:span text:style-name="Strong_20_Emphasis">p ∨ q</text:span></text:p>
        </text:list-item>
        <text:list-item>
          <text:p text:style-name="P28"><text:span text:style-name="Strong_20_Emphasis">¬p</text:span></text:p>
        </text:list-item>
        <text:list-item>
          <text:p text:style-name="P28"><text:span text:style-name="Strong_20_Emphasis">(p ∨ q) ∧ ¬p</text:span></text:p>
        </text:list-item>
      </text:list>
      <text:h text:style-name="P2" text:outline-level="3">📌 ¿Cómo se llenan las columnas?</text:h>
      <text:list text:style-name="L18">
        <text:list-item>
          <text:p text:style-name="P30"><text:span text:style-name="Strong_20_Emphasis"><text:s/></text:span><text:span text:style-name="Strong_20_Emphasis"><text:span text:style-name="T1">P y q en una tabla de verdad con dos variables </text:span></text:span><text:span text:style-name="Strong_20_Emphasis">(como p y q), siempre hay 4 combinaciones posibles de valores de verdad, y los valores de p y q se colocan de esta manera </text:span><text:span text:style-name="Strong_20_Emphasis"><text:span text:style-name="T1"><text:s/>osea p ( 1 1 0 0) y q (1 0 1 0)</text:span></text:span></text:p>
        </text:list-item>
        <text:list-item>
          <text:p text:style-name="P30"><text:span text:style-name="Strong_20_Emphasis">p ∨ q: Usás la tabla de la disyunción (es 1 si al menos uno es 1)</text:span></text:p>
        </text:list-item>
        <text:list-item>
          <text:p text:style-name="P29"><text:span text:style-name="Strong_20_Emphasis">¬p</text:span>: Negás el valor de p (si p es 1, ¬p es 0; si p es 0, ¬p es 1)</text:p>
        </text:list-item>
        <text:list-item>
          <text:p text:style-name="P30"><text:span text:style-name="Strong_20_Emphasis">(p ∨ q) ∧ ¬p</text:span>: Ahora combinás los valores que obtuviste en esas dos columnas anteriores <text:span text:style-name="T1">(</text:span><text:span text:style-name="Strong_20_Emphasis"><text:span text:style-name="T1">p ∨ q y ¬p)</text:span></text:span> usando la conjunción (solo da 1 si <text:span text:style-name="Strong_20_Emphasis">ambos</text:span> son 1)</text:p>
        </text:list-item>
      </text:list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3:15:18.826000000</meta:creation-date>
    <dc:date>2025-04-05T14:44:36.241000000</dc:date>
    <meta:editing-duration>PT1H29M17S</meta:editing-duration>
    <meta:editing-cycles>1</meta:editing-cycles>
    <meta:document-statistic meta:table-count="0" meta:image-count="0" meta:object-count="0" meta:page-count="7" meta:paragraph-count="153" meta:word-count="1313" meta:character-count="7078" meta:non-whitespace-character-count="5954"/>
    <meta:generator>LibreOffice/7.6.5.2$Windows_X86_64 LibreOffice_project/38d5f62f85355c192ef5f1dd47c5c0c0c6d6598b</meta:generator>
  </office:meta>
</office:document-meta>
</file>